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346in"/>
    </style:style>
    <style:style style:name="co4" style:family="table-column">
      <style:table-column-properties fo:break-before="auto" style:column-width="1.6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alssin" table:style-name="ta1">
        <table:shapes>
          <draw:frame draw:z-index="0" draw:style-name="gr1" draw:text-style-name="P1" svg:width="6.7303in" svg:height="4.6319in" svg:x="6.9878in" svg:y="1.9354in">
            <draw:object draw:notify-on-update-of-ranges="valssin.A2:valssin.A95 valssin.B1:valssin.B1 valssin.B2:valssin.B95 valssin.A2:valssin.A95 valssin.C1:valssin.C1 valssin.C2:valssin.C9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0087in" svg:height="4.2248in" svg:x="8.3228in" svg:y="8.0626in">
            <draw:object draw:notify-on-update-of-ranges="valssin.A2:valssin.A95 valssin.B1:valssin.B1 valssin.B2:valssin.B95 valssin.A2:valssin.A95 valssin.C1:valssin.C1 valssin.C2:valssin.C95 valssin.A2:valssin.A95 valssin.D1:valssin.D1 valssin.D2:valssin.D9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LEURS</text:p>
          </table:table-cell>
          <table:table-cell office:value-type="string" calcext:value-type="string">
            <text:p>ULP SINSER</text:p>
          </table:table-cell>
          <table:table-cell office:value-type="string" calcext:value-type="string">
            <text:p>ULP SIN</text:p>
          </table:table-cell>
          <table:table-cell office:value-type="string" calcext:value-type="string">
            <text:p>ULP SIN GRANDFLOAT</text:p>
          </table:table-cell>
          <table:table-cell table:number-columns-repeated="4"/>
        </table:table-row>
        <table:table-row table:style-name="ro1">
          <table:table-cell office:value-type="float" office:value="-3.0761423" calcext:value-type="float">
            <text:p>-3.0761423</text:p>
          </table:table-cell>
          <table:table-cell office:value-type="float" office:value="8202" calcext:value-type="float">
            <text:p>8202</text:p>
          </table:table-cell>
          <table:table-cell office:value-type="float" office:value="4121" calcext:value-type="float">
            <text:p>412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-3.0106926" calcext:value-type="float">
            <text:p>-3.0106926</text:p>
          </table:table-cell>
          <table:table-cell office:value-type="float" office:value="4059" calcext:value-type="float">
            <text:p>4059</text:p>
          </table:table-cell>
          <table:table-cell office:value-type="float" office:value="2031" calcext:value-type="float">
            <text:p>203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-2.945243" calcext:value-type="float">
            <text:p>-2.945243</text:p>
          </table:table-cell>
          <table:table-cell office:value-type="float" office:value="4031" calcext:value-type="float">
            <text:p>4031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-2.8797932" calcext:value-type="float">
            <text:p>-2.8797932</text:p>
          </table:table-cell>
          <table:table-cell office:value-type="float" office:value="1976" calcext:value-type="float">
            <text:p>1976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2.8143435" calcext:value-type="float">
            <text:p>-2.8143435</text:p>
          </table:table-cell>
          <table:table-cell office:value-type="float" office:value="1945" calcext:value-type="float">
            <text:p>1945</text:p>
          </table:table-cell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2.7488937" calcext:value-type="float">
            <text:p>-2.7488937</text:p>
          </table:table-cell>
          <table:table-cell office:value-type="float" office:value="1891" calcext:value-type="float">
            <text:p>1891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2.683444" calcext:value-type="float">
            <text:p>-2.683444</text:p>
          </table:table-cell>
          <table:table-cell office:value-type="float" office:value="1843" calcext:value-type="float">
            <text:p>1843</text:p>
          </table:table-cell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2.6179943" calcext:value-type="float">
            <text:p>-2.6179943</text:p>
          </table:table-cell>
          <table:table-cell office:value-type="float" office:value="886" calcext:value-type="float">
            <text:p>886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2.5525446" calcext:value-type="float">
            <text:p>-2.5525446</text:p>
          </table:table-cell>
          <table:table-cell office:value-type="float" office:value="852" calcext:value-type="float">
            <text:p>852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2.4870949" calcext:value-type="float">
            <text:p>-2.4870949</text:p>
          </table:table-cell>
          <table:table-cell office:value-type="float" office:value="814" calcext:value-type="float">
            <text:p>814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2.4216452" calcext:value-type="float">
            <text:p>-2.4216452</text:p>
          </table:table-cell>
          <table:table-cell office:value-type="float" office:value="770" calcext:value-type="float">
            <text:p>770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2.3561954" calcext:value-type="float">
            <text:p>-2.3561954</text:p>
          </table:table-cell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2.2907457" calcext:value-type="float">
            <text:p>-2.2907457</text:p>
          </table:table-cell>
          <table:table-cell office:value-type="float" office:value="338" calcext:value-type="float">
            <text:p>338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2.225296" calcext:value-type="float">
            <text:p>-2.225296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2.1598463" calcext:value-type="float">
            <text:p>-2.1598463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2.0943966" calcext:value-type="float">
            <text:p>-2.0943966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2.0289469" calcext:value-type="float">
            <text:p>-2.0289469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1.963497" calcext:value-type="float">
            <text:p>-1.963497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8980472" calcext:value-type="float">
            <text:p>-1.8980472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8325974" calcext:value-type="float">
            <text:p>-1.832597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1.7671475" calcext:value-type="float">
            <text:p>-1.76714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7016977" calcext:value-type="float">
            <text:p>-1.701697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6362479" calcext:value-type="float">
            <text:p>-1.636247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70798" calcext:value-type="float">
            <text:p>-1.5707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1.5053482" calcext:value-type="float">
            <text:p>-1.50534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1.4398984" calcext:value-type="float">
            <text:p>-1.43989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3744485" calcext:value-type="float">
            <text:p>-1.37444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3089987" calcext:value-type="float">
            <text:p>-1.3089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2435489" calcext:value-type="float">
            <text:p>-1.24354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178099" calcext:value-type="float">
            <text:p>-1.1780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1126492" calcext:value-type="float">
            <text:p>-1.1126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0471994" calcext:value-type="float">
            <text:p>-1.047199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0.98174953" calcext:value-type="float">
            <text:p>-0.981749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9162997" calcext:value-type="float">
            <text:p>-0.91629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85084987" calcext:value-type="float">
            <text:p>-0.850849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78540003" calcext:value-type="float">
            <text:p>-0.78540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7199502" calcext:value-type="float">
            <text:p>-0.71995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65450037" calcext:value-type="float">
            <text:p>-0.65450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58905053" calcext:value-type="float">
            <text:p>-0.589050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5236007" calcext:value-type="float">
            <text:p>-0.5236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45815086" calcext:value-type="float">
            <text:p>-0.458150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39270103" calcext:value-type="float">
            <text:p>-0.39270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3272512" calcext:value-type="float">
            <text:p>-0.3272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26180136" calcext:value-type="float">
            <text:p>-0.26180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19635153" calcext:value-type="float">
            <text:p>-0.196351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1309017" calcext:value-type="float">
            <text:p>-0.1309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545186" calcext:value-type="float">
            <text:p>-0.065451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-0.000002026558" calcext:value-type="float">
            <text:p>-2.03E-0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544781" calcext:value-type="float">
            <text:p>0.065447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3089764" calcext:value-type="float">
            <text:p>0.130897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9634748" calcext:value-type="float">
            <text:p>0.196347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2617973" calcext:value-type="float">
            <text:p>0.26179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32724714" calcext:value-type="float">
            <text:p>0.327247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39269698" calcext:value-type="float">
            <text:p>0.392696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4581468" calcext:value-type="float">
            <text:p>0.45814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52359664" calcext:value-type="float">
            <text:p>0.523596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5890465" calcext:value-type="float">
            <text:p>0.5890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6544963" calcext:value-type="float">
            <text:p>0.65449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1994615" calcext:value-type="float">
            <text:p>0.719946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85396" calcext:value-type="float">
            <text:p>0.7853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508458" calcext:value-type="float">
            <text:p>0.85084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91629565" calcext:value-type="float">
            <text:p>0.91629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9817455" calcext:value-type="float">
            <text:p>0.9817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.0471953" calcext:value-type="float">
            <text:p>1.0471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.1126451" calcext:value-type="float">
            <text:p>1.1126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78095" calcext:value-type="float">
            <text:p>1.1780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435448" calcext:value-type="float">
            <text:p>1.24354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089947" calcext:value-type="float">
            <text:p>1.3089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744445" calcext:value-type="float">
            <text:p>1.37444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398943" calcext:value-type="float">
            <text:p>1.43989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.5053442" calcext:value-type="float">
            <text:p>1.50534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.570794" calcext:value-type="float">
            <text:p>1.5707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.6362438" calcext:value-type="float">
            <text:p>1.636243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7016937" calcext:value-type="float">
            <text:p>1.701693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7671435" calcext:value-type="float">
            <text:p>1.7671435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.8325933" calcext:value-type="float">
            <text:p>1.832593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.8980432" calcext:value-type="float">
            <text:p>1.8980432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963493" calcext:value-type="float">
            <text:p>1.963493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0289428" calcext:value-type="float">
            <text:p>2.0289428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0943928" calcext:value-type="float">
            <text:p>2.0943928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.1598425" calcext:value-type="float">
            <text:p>2.15984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2252922" calcext:value-type="float">
            <text:p>2.2252922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290742" calcext:value-type="float">
            <text:p>2.290742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3561916" calcext:value-type="float">
            <text:p>2.3561916</text:p>
          </table:table-cell>
          <table:table-cell office:value-type="float" office:value="364" calcext:value-type="float">
            <text:p>364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4216413" calcext:value-type="float">
            <text:p>2.4216413</text:p>
          </table:table-cell>
          <table:table-cell office:value-type="float" office:value="771" calcext:value-type="float">
            <text:p>771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487091" calcext:value-type="float">
            <text:p>2.487091</text:p>
          </table:table-cell>
          <table:table-cell office:value-type="float" office:value="814" calcext:value-type="float">
            <text:p>814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5525408" calcext:value-type="float">
            <text:p>2.5525408</text:p>
          </table:table-cell>
          <table:table-cell office:value-type="float" office:value="852" calcext:value-type="float">
            <text:p>852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.6179905" calcext:value-type="float">
            <text:p>2.6179905</text:p>
          </table:table-cell>
          <table:table-cell office:value-type="float" office:value="1773" calcext:value-type="float">
            <text:p>1773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.6834402" calcext:value-type="float">
            <text:p>2.6834402</text:p>
          </table:table-cell>
          <table:table-cell office:value-type="float" office:value="1844" calcext:value-type="float">
            <text:p>1844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74889" calcext:value-type="float">
            <text:p>2.74889</text:p>
          </table:table-cell>
          <table:table-cell office:value-type="float" office:value="1890" calcext:value-type="float">
            <text:p>1890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.8143396" calcext:value-type="float">
            <text:p>2.8143396</text:p>
          </table:table-cell>
          <table:table-cell office:value-type="float" office:value="1945" calcext:value-type="float">
            <text:p>1945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.8797894" calcext:value-type="float">
            <text:p>2.8797894</text:p>
          </table:table-cell>
          <table:table-cell office:value-type="float" office:value="1977" calcext:value-type="float">
            <text:p>1977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.945239" calcext:value-type="float">
            <text:p>2.945239</text:p>
          </table:table-cell>
          <table:table-cell office:value-type="float" office:value="4030" calcext:value-type="float">
            <text:p>4030</text:p>
          </table:table-cell>
          <table:table-cell office:value-type="float" office:value="2026" calcext:value-type="float">
            <text:p>20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.0106888" calcext:value-type="float">
            <text:p>3.0106888</text:p>
          </table:table-cell>
          <table:table-cell office:value-type="float" office:value="4060" calcext:value-type="float">
            <text:p>4060</text:p>
          </table:table-cell>
          <table:table-cell office:value-type="float" office:value="2032" calcext:value-type="float">
            <text:p>203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.1415927" calcext:value-type="float">
            <text:p>3.1415927</text:p>
          </table:table-cell>
          <table:table-cell table:number-columns-repeated="2"/>
          <table:table-cell office:value-type="string" calcext:value-type="string">
            <text:p>MEME PROB AU VOISINAGE DE PI ON EST PLUS PRECIS QUE JAVA DONC L'ULP EST TRES GRAN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5:32:39.000613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16:30:30.662413482</dc:date>
    <dc:creator>Nizar Salah</dc:creator>
    <meta:editing-duration>PT1H14M5S</meta:editing-duration>
    <meta:editing-cycles>5</meta:editing-cycles>
    <meta:generator>LibreOffice/4.3.7.2$Linux_X86_64 LibreOffice_project/430$Build-2</meta:generator>
    <meta:document-statistic meta:table-count="1" meta:cell-count="3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096cm" svg:height="11.766cm" xlink:href=".." xlink:type="simple" chart:class="chart:scatter" chart:style-name="ch1">
        <chart:legend chart:legend-position="end" svg:x="13.741cm" svg:y="5.335cm" style:legend-expansion="high" chart:style-name="ch2"/>
        <chart:plot-area chart:style-name="ch3" table:cell-range-address="valssin.A2:valssin.C95 valssin.B1:valssin.C1" chart:data-source-has-labels="row" svg:x="0.341cm" svg:y="0.235cm" svg:width="13.059cm" svg:height="11.296cm">
          <chartooo:coordinate-region svg:x="0.487cm" svg:y="0.435cm" svg:width="12.819cm" svg:height="10.4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lssin.B2:valssin.B95" chart:label-cell-address="valssin.B1:valssin.B1" chart:class="chart:scatter">
            <chart:domain table:cell-range-address="valssin.A2:valssin.A95"/>
            <chart:data-point chart:repeated="94"/>
          </chart:series>
          <chart:series chart:style-name="ch7" chart:values-cell-range-address="valssin.C2:valssin.C95" chart:label-cell-address="valssin.C1:valssin.C1" chart:class="chart:scatter">
            <chart:data-point chart:repeated="9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LP SINSER</text:p>
                <draw:g>
                  <svg:desc>valssin.B1:valssin.B1</svg:desc>
                </draw:g>
              </table:table-cell>
              <table:table-cell office:value-type="string">
                <text:p>ULP SIN</text:p>
                <draw:g>
                  <svg:desc>valssin.C1:valssi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0761423">
                <text:p>-3.0761423</text:p>
                <draw:g>
                  <svg:desc>valssin.A2:valssin.A95</svg:desc>
                </draw:g>
              </table:table-cell>
              <table:table-cell office:value-type="float" office:value="8202">
                <text:p>8202</text:p>
                <draw:g>
                  <svg:desc>valssin.B2:valssin.B95</svg:desc>
                </draw:g>
              </table:table-cell>
              <table:table-cell office:value-type="float" office:value="4121">
                <text:p>4121</text:p>
                <draw:g>
                  <svg:desc>valssin.C2:valssin.C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106926">
                <text:p>-3.0106926</text:p>
              </table:table-cell>
              <table:table-cell office:value-type="float" office:value="4059">
                <text:p>4059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945243">
                <text:p>-2.945243</text:p>
              </table:table-cell>
              <table:table-cell office:value-type="float" office:value="4031">
                <text:p>4031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8797932">
                <text:p>-2.8797932</text:p>
              </table:table-cell>
              <table:table-cell office:value-type="float" office:value="1976">
                <text:p>1976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8143435">
                <text:p>-2.8143435</text:p>
              </table:table-cell>
              <table:table-cell office:value-type="float" office:value="1945">
                <text:p>194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7488937">
                <text:p>-2.7488937</text:p>
              </table:table-cell>
              <table:table-cell office:value-type="float" office:value="1891">
                <text:p>189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683444">
                <text:p>-2.683444</text:p>
              </table:table-cell>
              <table:table-cell office:value-type="float" office:value="1843">
                <text:p>1843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179943">
                <text:p>-2.6179943</text:p>
              </table:table-cell>
              <table:table-cell office:value-type="float" office:value="886">
                <text:p>88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5525446">
                <text:p>-2.5525446</text:p>
              </table:table-cell>
              <table:table-cell office:value-type="float" office:value="852">
                <text:p>85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4870949">
                <text:p>-2.4870949</text:p>
              </table:table-cell>
              <table:table-cell office:value-type="float" office:value="814">
                <text:p>81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4216452">
                <text:p>-2.4216452</text:p>
              </table:table-cell>
              <table:table-cell office:value-type="float" office:value="770">
                <text:p>77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3561954">
                <text:p>-2.3561954</text:p>
              </table:table-cell>
              <table:table-cell office:value-type="float" office:value="363">
                <text:p>36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2907457">
                <text:p>-2.2907457</text:p>
              </table:table-cell>
              <table:table-cell office:value-type="float" office:value="338">
                <text:p>33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225296">
                <text:p>-2.225296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1598463">
                <text:p>-2.1598463</text:p>
              </table:table-cell>
              <table:table-cell office:value-type="float" office:value="285">
                <text:p>28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0943966">
                <text:p>-2.0943966</text:p>
              </table:table-cell>
              <table:table-cell office:value-type="float" office:value="256">
                <text:p>25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0289469">
                <text:p>-2.0289469</text:p>
              </table:table-cell>
              <table:table-cell office:value-type="float" office:value="228">
                <text:p>2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963497">
                <text:p>-1.963497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980472">
                <text:p>-1.8980472</text:p>
              </table:table-cell>
              <table:table-cell office:value-type="float" office:value="165">
                <text:p>16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8325974">
                <text:p>-1.8325974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7671475">
                <text:p>-1.767147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016977">
                <text:p>-1.701697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6362479">
                <text:p>-1.6362479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570798">
                <text:p>-1.5707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5053482">
                <text:p>-1.505348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4398984">
                <text:p>-1.43989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3744485">
                <text:p>-1.374448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089987">
                <text:p>-1.308998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435489">
                <text:p>-1.24354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78099">
                <text:p>-1.17809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1126492">
                <text:p>-1.11264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0471994">
                <text:p>-1.04719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98174953">
                <text:p>-0.981749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9162997">
                <text:p>-0.9162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85084987">
                <text:p>-0.85084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78540003">
                <text:p>-0.7854000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199502">
                <text:p>-0.71995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5450037">
                <text:p>-0.654500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8905053">
                <text:p>-0.5890505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5236007">
                <text:p>-0.52360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45815086">
                <text:p>-0.45815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9270103">
                <text:p>-0.392701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272512">
                <text:p>-0.32725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6180136">
                <text:p>-0.261801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9635153">
                <text:p>-0.1963515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309017">
                <text:p>-0.13090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6545186">
                <text:p>-0.0654518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02026558">
                <text:p>-0.000002026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544781">
                <text:p>0.0654478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3089764">
                <text:p>0.130897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634748">
                <text:p>0.1963474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17973">
                <text:p>0.26179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724714">
                <text:p>0.327247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9269698">
                <text:p>0.392696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581468">
                <text:p>0.4581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2359664">
                <text:p>0.523596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890465">
                <text:p>0.58904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544963">
                <text:p>0.6544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1994615">
                <text:p>0.719946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85396">
                <text:p>0.7853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508458">
                <text:p>0.85084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629565">
                <text:p>0.916295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817455">
                <text:p>0.9817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71953">
                <text:p>1.0471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126451">
                <text:p>1.11264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78095">
                <text:p>1.17809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435448">
                <text:p>1.243544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089947">
                <text:p>1.30899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744445">
                <text:p>1.37444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398943">
                <text:p>1.439894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053442">
                <text:p>1.505344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70794">
                <text:p>1.5707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362438">
                <text:p>1.6362438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016937">
                <text:p>1.701693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671435">
                <text:p>1.7671435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325933">
                <text:p>1.83259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980432">
                <text:p>1.8980432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63493">
                <text:p>1.963493</text:p>
              </table:table-cell>
              <table:table-cell office:value-type="float" office:value="196">
                <text:p>19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289428">
                <text:p>2.0289428</text:p>
              </table:table-cell>
              <table:table-cell office:value-type="float" office:value="228">
                <text:p>22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943928">
                <text:p>2.0943928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598425">
                <text:p>2.1598425</text:p>
              </table:table-cell>
              <table:table-cell office:value-type="float" office:value="285">
                <text:p>28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252922">
                <text:p>2.2252922</text:p>
              </table:table-cell>
              <table:table-cell office:value-type="float" office:value="313">
                <text:p>31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90742">
                <text:p>2.290742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561916">
                <text:p>2.3561916</text:p>
              </table:table-cell>
              <table:table-cell office:value-type="float" office:value="364">
                <text:p>364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216413">
                <text:p>2.4216413</text:p>
              </table:table-cell>
              <table:table-cell office:value-type="float" office:value="771">
                <text:p>771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87091">
                <text:p>2.487091</text:p>
              </table:table-cell>
              <table:table-cell office:value-type="float" office:value="814">
                <text:p>81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5525408">
                <text:p>2.5525408</text:p>
              </table:table-cell>
              <table:table-cell office:value-type="float" office:value="852">
                <text:p>85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179905">
                <text:p>2.6179905</text:p>
              </table:table-cell>
              <table:table-cell office:value-type="float" office:value="1773">
                <text:p>1773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834402">
                <text:p>2.6834402</text:p>
              </table:table-cell>
              <table:table-cell office:value-type="float" office:value="1844">
                <text:p>1844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74889">
                <text:p>2.74889</text:p>
              </table:table-cell>
              <table:table-cell office:value-type="float" office:value="1890">
                <text:p>189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8143396">
                <text:p>2.8143396</text:p>
              </table:table-cell>
              <table:table-cell office:value-type="float" office:value="1945">
                <text:p>194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8797894">
                <text:p>2.8797894</text:p>
              </table:table-cell>
              <table:table-cell office:value-type="float" office:value="1977">
                <text:p>1977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945239">
                <text:p>2.945239</text:p>
              </table:table-cell>
              <table:table-cell office:value-type="float" office:value="4030">
                <text:p>4030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0106888">
                <text:p>3.0106888</text:p>
              </table:table-cell>
              <table:table-cell office:value-type="float" office:value="4060">
                <text:p>4060</text:p>
              </table:table-cell>
              <table:table-cell office:value-type="float" office:value="2032">
                <text:p>2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03cm" svg:height="10.732cm" xlink:href=".." xlink:type="simple" chart:class="chart:scatter" chart:style-name="ch1">
        <chart:legend chart:legend-position="end" svg:x="12.781cm" svg:y="4.569cm" style:legend-expansion="high" chart:style-name="ch2"/>
        <chart:plot-area chart:style-name="ch3" table:cell-range-address="valssin.A2:valssin.D95 valssin.B1:valssin.D1" chart:data-source-has-labels="row" svg:x="0.356cm" svg:y="0.214cm" svg:width="12.069cm" svg:height="10.304cm">
          <chartooo:coordinate-region svg:x="0.502cm" svg:y="0.414cm" svg:width="11.829cm" svg:height="9.4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lssin.B2:valssin.B95" chart:label-cell-address="valssin.B1:valssin.B1" chart:class="chart:scatter">
            <chart:domain table:cell-range-address="valssin.A2:valssin.A95"/>
            <chart:data-point chart:repeated="94"/>
          </chart:series>
          <chart:series chart:style-name="ch7" chart:values-cell-range-address="valssin.C2:valssin.C95" chart:label-cell-address="valssin.C1:valssin.C1" chart:class="chart:scatter">
            <chart:data-point chart:repeated="94"/>
          </chart:series>
          <chart:series chart:style-name="ch8" chart:values-cell-range-address="valssin.D2:valssin.D95" chart:label-cell-address="valssin.D1:valssin.D1" chart:class="chart:scatter">
            <chart:data-point chart:repeated="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LP SINSER</text:p>
                <draw:g>
                  <svg:desc>valssin.B1:valssin.B1</svg:desc>
                </draw:g>
              </table:table-cell>
              <table:table-cell office:value-type="string">
                <text:p>ULP SIN</text:p>
                <draw:g>
                  <svg:desc>valssin.C1:valssin.C1</svg:desc>
                </draw:g>
              </table:table-cell>
              <table:table-cell office:value-type="string">
                <text:p>ULP SIN GRANDFLOAT</text:p>
                <draw:g>
                  <svg:desc>valssin.D1:valssi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0761423">
                <text:p>-3.0761423</text:p>
                <draw:g>
                  <svg:desc>valssin.A2:valssin.A95</svg:desc>
                </draw:g>
              </table:table-cell>
              <table:table-cell office:value-type="float" office:value="8202">
                <text:p>8202</text:p>
                <draw:g>
                  <svg:desc>valssin.B2:valssin.B95</svg:desc>
                </draw:g>
              </table:table-cell>
              <table:table-cell office:value-type="float" office:value="4121">
                <text:p>4121</text:p>
                <draw:g>
                  <svg:desc>valssin.C2:valssin.C95</svg:desc>
                </draw:g>
              </table:table-cell>
              <table:table-cell office:value-type="float" office:value="4">
                <text:p>4</text:p>
                <draw:g>
                  <svg:desc>valssin.D2:valssin.D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106926">
                <text:p>-3.0106926</text:p>
              </table:table-cell>
              <table:table-cell office:value-type="float" office:value="4059">
                <text:p>4059</text:p>
              </table:table-cell>
              <table:table-cell office:value-type="float" office:value="2031">
                <text:p>20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945243">
                <text:p>-2.945243</text:p>
              </table:table-cell>
              <table:table-cell office:value-type="float" office:value="4031">
                <text:p>4031</text:p>
              </table:table-cell>
              <table:table-cell office:value-type="float" office:value="2025">
                <text:p>20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8797932">
                <text:p>-2.8797932</text:p>
              </table:table-cell>
              <table:table-cell office:value-type="float" office:value="1976">
                <text:p>1976</text:p>
              </table:table-cell>
              <table:table-cell office:value-type="float" office:value="989">
                <text:p>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8143435">
                <text:p>-2.8143435</text:p>
              </table:table-cell>
              <table:table-cell office:value-type="float" office:value="1945">
                <text:p>1945</text:p>
              </table:table-cell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7488937">
                <text:p>-2.7488937</text:p>
              </table:table-cell>
              <table:table-cell office:value-type="float" office:value="1891">
                <text:p>1891</text:p>
              </table:table-cell>
              <table:table-cell office:value-type="float" office:value="949">
                <text:p>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683444">
                <text:p>-2.683444</text:p>
              </table:table-cell>
              <table:table-cell office:value-type="float" office:value="1843">
                <text:p>1843</text:p>
              </table:table-cell>
              <table:table-cell office:value-type="float" office:value="926">
                <text:p>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179943">
                <text:p>-2.6179943</text:p>
              </table:table-cell>
              <table:table-cell office:value-type="float" office:value="886">
                <text:p>886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5525446">
                <text:p>-2.5525446</text:p>
              </table:table-cell>
              <table:table-cell office:value-type="float" office:value="852">
                <text:p>852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4870949">
                <text:p>-2.4870949</text:p>
              </table:table-cell>
              <table:table-cell office:value-type="float" office:value="814">
                <text:p>814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4216452">
                <text:p>-2.4216452</text:p>
              </table:table-cell>
              <table:table-cell office:value-type="float" office:value="770">
                <text:p>770</text:p>
              </table:table-cell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3561954">
                <text:p>-2.3561954</text:p>
              </table:table-cell>
              <table:table-cell office:value-type="float" office:value="363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2907457">
                <text:p>-2.2907457</text:p>
              </table:table-cell>
              <table:table-cell office:value-type="float" office:value="338">
                <text:p>338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225296">
                <text:p>-2.225296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1598463">
                <text:p>-2.1598463</text:p>
              </table:table-cell>
              <table:table-cell office:value-type="float" office:value="285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0943966">
                <text:p>-2.0943966</text:p>
              </table:table-cell>
              <table:table-cell office:value-type="float" office:value="256">
                <text:p>256</text:p>
              </table:table-cell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0289469">
                <text:p>-2.0289469</text:p>
              </table:table-cell>
              <table:table-cell office:value-type="float" office:value="228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963497">
                <text:p>-1.963497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980472">
                <text:p>-1.8980472</text:p>
              </table:table-cell>
              <table:table-cell office:value-type="float" office:value="165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8325974">
                <text:p>-1.8325974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7671475">
                <text:p>-1.767147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016977">
                <text:p>-1.701697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6362479">
                <text:p>-1.6362479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570798">
                <text:p>-1.5707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5053482">
                <text:p>-1.505348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4398984">
                <text:p>-1.43989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3744485">
                <text:p>-1.374448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089987">
                <text:p>-1.308998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435489">
                <text:p>-1.24354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78099">
                <text:p>-1.17809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1126492">
                <text:p>-1.11264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0471994">
                <text:p>-1.04719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98174953">
                <text:p>-0.981749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9162997">
                <text:p>-0.9162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85084987">
                <text:p>-0.85084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78540003">
                <text:p>-0.7854000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199502">
                <text:p>-0.71995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5450037">
                <text:p>-0.654500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8905053">
                <text:p>-0.5890505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5236007">
                <text:p>-0.52360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45815086">
                <text:p>-0.45815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9270103">
                <text:p>-0.392701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272512">
                <text:p>-0.32725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6180136">
                <text:p>-0.261801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9635153">
                <text:p>-0.1963515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309017">
                <text:p>-0.13090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6545186">
                <text:p>-0.0654518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02026558">
                <text:p>-0.000002026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544781">
                <text:p>0.0654478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3089764">
                <text:p>0.130897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634748">
                <text:p>0.1963474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17973">
                <text:p>0.26179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724714">
                <text:p>0.327247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9269698">
                <text:p>0.392696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581468">
                <text:p>0.4581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2359664">
                <text:p>0.523596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890465">
                <text:p>0.58904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544963">
                <text:p>0.6544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1994615">
                <text:p>0.719946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85396">
                <text:p>0.7853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508458">
                <text:p>0.85084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629565">
                <text:p>0.916295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817455">
                <text:p>0.9817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71953">
                <text:p>1.0471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126451">
                <text:p>1.11264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78095">
                <text:p>1.17809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435448">
                <text:p>1.243544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089947">
                <text:p>1.30899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744445">
                <text:p>1.37444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398943">
                <text:p>1.439894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053442">
                <text:p>1.505344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70794">
                <text:p>1.5707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362438">
                <text:p>1.6362438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016937">
                <text:p>1.701693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671435">
                <text:p>1.7671435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325933">
                <text:p>1.83259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980432">
                <text:p>1.8980432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63493">
                <text:p>1.963493</text:p>
              </table:table-cell>
              <table:table-cell office:value-type="float" office:value="196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289428">
                <text:p>2.0289428</text:p>
              </table:table-cell>
              <table:table-cell office:value-type="float" office:value="228">
                <text:p>228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943928">
                <text:p>2.0943928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598425">
                <text:p>2.1598425</text:p>
              </table:table-cell>
              <table:table-cell office:value-type="float" office:value="285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252922">
                <text:p>2.2252922</text:p>
              </table:table-cell>
              <table:table-cell office:value-type="float" office:value="313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90742">
                <text:p>2.290742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561916">
                <text:p>2.3561916</text:p>
              </table:table-cell>
              <table:table-cell office:value-type="float" office:value="364">
                <text:p>364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216413">
                <text:p>2.4216413</text:p>
              </table:table-cell>
              <table:table-cell office:value-type="float" office:value="771">
                <text:p>771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87091">
                <text:p>2.487091</text:p>
              </table:table-cell>
              <table:table-cell office:value-type="float" office:value="814">
                <text:p>814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5525408">
                <text:p>2.5525408</text:p>
              </table:table-cell>
              <table:table-cell office:value-type="float" office:value="852">
                <text:p>852</text:p>
              </table:table-cell>
              <table:table-cell office:value-type="float" office:value="427">
                <text:p>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179905">
                <text:p>2.6179905</text:p>
              </table:table-cell>
              <table:table-cell office:value-type="float" office:value="1773">
                <text:p>1773</text:p>
              </table:table-cell>
              <table:table-cell office:value-type="float" office:value="889">
                <text:p>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834402">
                <text:p>2.6834402</text:p>
              </table:table-cell>
              <table:table-cell office:value-type="float" office:value="1844">
                <text:p>1844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74889">
                <text:p>2.74889</text:p>
              </table:table-cell>
              <table:table-cell office:value-type="float" office:value="1890">
                <text:p>1890</text:p>
              </table:table-cell>
              <table:table-cell office:value-type="float" office:value="947">
                <text:p>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8143396">
                <text:p>2.8143396</text:p>
              </table:table-cell>
              <table:table-cell office:value-type="float" office:value="1945">
                <text:p>1945</text:p>
              </table:table-cell>
              <table:table-cell office:value-type="float" office:value="979">
                <text:p>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8797894">
                <text:p>2.8797894</text:p>
              </table:table-cell>
              <table:table-cell office:value-type="float" office:value="1977">
                <text:p>1977</text:p>
              </table:table-cell>
              <table:table-cell office:value-type="float" office:value="989">
                <text:p>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945239">
                <text:p>2.945239</text:p>
              </table:table-cell>
              <table:table-cell office:value-type="float" office:value="4030">
                <text:p>4030</text:p>
              </table:table-cell>
              <table:table-cell office:value-type="float" office:value="2026">
                <text:p>20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0106888">
                <text:p>3.0106888</text:p>
              </table:table-cell>
              <table:table-cell office:value-type="float" office:value="4060">
                <text:p>4060</text:p>
              </table:table-cell>
              <table:table-cell office:value-type="float" office:value="2032">
                <text:p>203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